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4000000040E5229E2180B5FF1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805cm" svg:height="1.805cm" svg:x="13.089cm" svg:y="6.971cm">
          <draw:image xlink:href="Pictures/100002010000004000000040E5229E2180B5FF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iklos Vajna</meta:initial-creator>
    <meta:creation-date>2019-08-26T16:41:25.485188804</meta:creation-date>
    <dc:date>2019-08-26T16:41:58.310153681</dc:date>
    <dc:creator>Miklos Vajna</dc:creator>
    <meta:editing-duration>PT35S</meta:editing-duration>
    <meta:editing-cycles>1</meta:editing-cycles>
    <meta:document-statistic meta:object-count="24"/>
    <meta:generator>LibreOfficeDev/6.4.0.0.alpha0$Linux_X86_64 LibreOffice_project/9d03b822789a70b2df4d8394f520127582a81a21</meta:generator>
  </office:meta>
</office:document-meta>
</file>